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4116910647465225313"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957633712749027121"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493314591557299042"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3305357738203249194"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637727385807899198"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814089471644003550"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3702370481459823850"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5685664121721458044"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4419588" text:continue-list="list3702370481459823850"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830162804729159803"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418711"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414942"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4413461"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4437816"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442281"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4736140825762443893"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980690973290053243"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127003242878022441"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423568"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575781157415109805"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538015756503314589"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544662391348017292" text:style-name="L15">
        <text:list-item>
          <text:list>
            <text:list-header>
              <text:p text:style-name="P183">1.5 miles averaging about 9:40/mile and rest 1 min</text:p>
            </text:list-header>
          </text:list>
        </text:list-item>
      </text:list>
      <text:p text:style-name="P24">1 mile in 8:26 and rest 2 min</text:p>
      <text:list xml:id="list50676544851060610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621378692039476336"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420806"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423112095992866195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15163333299291568"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7528574410376470660"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4423032" text:continue-list="list415163333299291568" text:style-name="L19">
        <text:list-item>
          <text:list>
            <text:list-header>
              <text:p text:style-name="P187">(Pace*HR)=1240</text:p>
            </text:list-header>
          </text:list>
        </text:list-item>
      </text:list>
      <text:list xml:id="list34444721" text:continue-list="list4231120959928661950" text:style-name="L18">
        <text:list-item>
          <text:list>
            <text:list-header>
              <text:p text:style-name="P186">2 miles at 10:46/mile Ave HR= 121 bpm and rest a few minutes</text:p>
            </text:list-header>
          </text:list>
        </text:list-item>
      </text:list>
      <text:list xml:id="list34444679" text:continue-list="list34423032"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438324"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9130784627226186184"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216124557802563682"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21815344752229199"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7850568106437066688"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705798663602145127"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946566707697853288"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418986"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421910"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894440279779536884"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324246464721648379"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35054584377785640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846208324802727060"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850392100327750026"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149182440002835180" text:style-name="L32">
        <text:list-item>
          <text:list>
            <text:list-header>
              <text:p text:style-name="P197">0.25 miles in 2:54</text:p>
              <text:p text:style-name="P197">1 mile in 9:21 going faster as I ran and ending at around 8:30 pace</text:p>
            </text:list-header>
          </text:list>
        </text:list-item>
      </text:list>
      <text:list xml:id="list3970121867892012948"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928762109542664615"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287643307637596294"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436467894530067831"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163557006874572892"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2.2<text:span text:style-name="T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10"/>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text:soft-page-break/></text:p>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text:soft-page-break/>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404455088471720723"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ext:soft-page-break/>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21T14:17:15.78</dc:date>
    <dc:creator>James Lombardi</dc:creator>
    <meta:editing-duration>P28DT3H44M3S</meta:editing-duration>
    <meta:editing-cycles>2068</meta:editing-cycles>
    <meta:generator>OpenOffice/4.1.2$Win32 OpenOffice.org_project/412m3$Build-9782</meta:generator>
    <meta:document-statistic meta:table-count="0" meta:image-count="9" meta:object-count="0" meta:page-count="205" meta:paragraph-count="5969" meta:word-count="64628" meta:character-count="331102"/>
  </office:meta>
</office:document-meta>
</file>